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triceDeTraçabilité" style:family="table">
      <style:table-properties style:width="6.4965in" fo:margin-left="0in" fo:margin-right="0.1965in" fo:break-before="auto" fo:break-after="auto" table:align="margins" fo:keep-with-next="auto" style:may-break-between-rows="true" table:border-model="collapsing"/>
    </style:style>
    <style:style style:name="MatriceDeTraçabilité.A" style:family="table-column">
      <style:table-column-properties style:column-width="1.6729in" style:rel-column-width="2409*"/>
    </style:style>
    <style:style style:name="MatriceDeTraçabilité.C" style:family="table-column">
      <style:table-column-properties style:column-width="1.575in" style:rel-column-width="2268*"/>
    </style:style>
    <style:style style:name="MatriceDeTraçabilité.D" style:family="table-column">
      <style:table-column-properties style:column-width="1.5757in" style:rel-column-width="2269*"/>
    </style:style>
    <style:style style:name="MatriceDeTraçabilité.1" style:family="table-row">
      <style:table-row-properties fo:keep-together="auto"/>
    </style:style>
    <style:style style:name="MatriceDeTraçabilité.A1" style:family="table-cell" style:data-style-name="N5100">
      <style:table-cell-properties style:vertical-align="" fo:background-color="#000000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MatriceDeTraçabilité.B1" style:family="table-cell" style:data-style-name="N5100">
      <style:table-cell-properties style:vertical-align="" fo:background-color="#000000" fo:padding="0in" fo:border-left="none" fo:border-right="none" fo:border-top="0.05pt solid #000000" fo:border-bottom="0.05pt solid #000000" style:writing-mode="page">
        <style:background-image/>
      </style:table-cell-properties>
    </style:style>
    <style:style style:name="MatriceDeTraçabilité.D1" style:family="table-cell" style:data-style-name="N5100">
      <style:table-cell-properties style:vertical-align="" fo:background-color="#000000" fo:padding="0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MatriceDeTraçabilité.A2" style:family="table-cell" style:data-style-name="N5100">
      <style:table-cell-properties style:vertical-align=""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MatriceDeTraçabilité.B2" style:family="table-cell" style:data-style-name="N5000">
      <style:table-cell-properties style:vertical-align=""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MatriceDeTraçabilité.C2" style:family="table-cell">
      <style:table-cell-properties style:vertical-align=""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MatriceDeTraçabilité.D2" style:family="table-cell" style:data-style-name="N5000">
      <style:table-cell-properties style:vertical-align=""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MatriceDeTraçabilité.A3" style:family="table-cell" style:data-style-name="N5100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MatriceDeTraçabilité.B3" style:family="table-cell" style:data-style-name="N5000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3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D3" style:family="table-cell" style:data-style-name="N5000">
      <style:table-cell-properties style:vertical-align=""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MatriceDeTraçabilité.C4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5" style:family="table-row">
      <style:table-row-properties style:min-row-height="0.2931in"/>
    </style:style>
    <style:style style:name="MatriceDeTraçabilité.C5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6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7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8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9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0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1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2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3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4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5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6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7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8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19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20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21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22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MatriceDeTraçabilité.C23" style:family="table-cell">
      <style:table-cell-properties style:vertical-align=""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fo:color="#4c4c4c"/>
    </style:style>
    <style:style style:name="P2" style:family="paragraph" style:parent-style-name="Standard">
      <style:paragraph-properties fo:text-align="start" style:justify-single-word="false"/>
      <style:text-properties fo:color="#4c4c4c"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3465a4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3465a4" fo:font-size="44pt" style:font-size-asian="38.5pt" style:font-size-complex="44pt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66cc" fo:font-size="44pt" style:font-size-asian="38.5pt" style:font-size-complex="44pt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color="#3465a4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 style:parent-style-name="Text_20_body" style:list-style-name="L1"/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5000" number:language="fr" number:country="FR">
      <number:number number:min-integer-digits="1"/>
    </number:number-style>
    <number:text-style style:name="N5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t </text:p>
      <text:p text:style-name="P3">Jeu sérieux : Placement de navires sur les quais d'un port de commerce</text:p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4">Matrice de traçabilité</text:p>
      <text:p text:style-name="P8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oupe 2 → <text:tab/>Gary Hébert<text:tab/><text:tab/><text:tab/><text:tab/><text:tab/><text:tab/>Clients → <text:tab/>M. Eric Sanlaville</text:p>
      <text:p text:style-name="P1"><text:tab/><text:tab/>Jérémy Courel<text:tab/><text:tab/><text:tab/><text:tab/><text:tab/><text:tab/><text:tab/><text:tab/>M. Stefan Balev</text:p>
      <text:p text:style-name="P1"><text:tab/><text:tab/>Mounir El Mtakham</text:p>
      <text:p text:style-name="P2"><text:tab/><text:tab/>Alaaeddine Kheribeche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0">Sommaire</text:p>
          </text:index-title>
          <text:p text:style-name="P9"><text:a xlink:type="simple" xlink:href="#__RefHeading__114_1079649" text:style-name="Index_20_Link" text:visited-style-name="Index_20_Link">1. Version des documents<text:tab/>3</text:a></text:p>
          <text:p text:style-name="P11"><text:a xlink:type="simple" xlink:href="#__RefHeading__183_1863546303" text:style-name="Index_20_Link" text:visited-style-name="Index_20_Link">1.1. Cahier des charges<text:tab/>3</text:a></text:p>
          <text:p text:style-name="P12"><text:a xlink:type="simple" xlink:href="#__RefHeading__185_1863546303" text:style-name="Index_20_Link" text:visited-style-name="Index_20_Link">1.1.1. CahierDesCharges_JeuSerieux_V1<text:tab/>3</text:a></text:p>
          <text:p text:style-name="P12"><text:a xlink:type="simple" xlink:href="#__RefHeading__187_1863546303" text:style-name="Index_20_Link" text:visited-style-name="Index_20_Link">1.1.2. CahierDesCharges_JeuSerieux_V2<text:tab/>3</text:a></text:p>
          <text:p text:style-name="P11"><text:a xlink:type="simple" xlink:href="#__RefHeading__189_1863546303" text:style-name="Index_20_Link" text:visited-style-name="Index_20_Link">1.2. Spécification fonctionnelle détaillée<text:tab/>3</text:a></text:p>
          <text:p text:style-name="P11"><text:a xlink:type="simple" xlink:href="#__RefHeading__191_1863546303" text:style-name="Index_20_Link" text:visited-style-name="Index_20_Link">1.3. Spécification fonctionnelle technique<text:tab/>3</text:a></text:p>
          <text:p text:style-name="P9"><text:a xlink:type="simple" xlink:href="#__RefHeading__193_1863546303" text:style-name="Index_20_Link" text:visited-style-name="Index_20_Link">2. Matrice de traçabilité<text:tab/>4</text:a></text:p>
        </text:index-body>
      </text:table-of-content>
      <text:p text:style-name="P7"/>
      <text:p text:style-name="P7"/>
      <text:h text:style-name="P18" text:outline-level="1"><text:bookmark-start text:name="__RefHeading__114_1079649"/>Version des documents<text:bookmark-end text:name="__RefHeading__114_1079649"/></text:h>
      <text:h text:style-name="Heading_20_2" text:outline-level="2"><text:bookmark-start text:name="__RefHeading__183_1863546303"/>Cahier des charges<text:bookmark-end text:name="__RefHeading__183_1863546303"/></text:h>
      <text:h text:style-name="Heading_20_3" text:outline-level="3"><text:bookmark-start text:name="__RefHeading__185_1863546303"/>CahierDesCharges_JeuSerieux_V1<text:bookmark-end text:name="__RefHeading__185_1863546303"/></text:h>
      <text:p text:style-name="Text_20_body">Première version du cahier des charges, celle-ci contenait l'explication du contexte, le besoin <text:s/>de façon détaillé et la maquette du jeu détaillée elle aussi.</text:p>
      <text:h text:style-name="Heading_20_3" text:outline-level="3"><text:bookmark-start text:name="__RefHeading__187_1863546303"/>CahierDesCharges_JeuSerieux_V2<text:bookmark-end text:name="__RefHeading__187_1863546303"/></text:h>
      <text:p text:style-name="Text_20_body">Ce cahier des charges à été créé à la suite du premier audit de projet, voici les modifications apportées à celui-ci :</text:p>
      <text:list xml:id="list543771694" text:style-name="L1">
        <text:list-item>
          <text:p text:style-name="P16">Ajout des références associées à chaque besoin (pour la matrice de traçabilité) ;</text:p>
        </text:list-item>
        <text:list-item>
          <text:p text:style-name="P16">Suppression de la maquette (déplacement de celle-ci dans la SFD) ;</text:p>
        </text:list-item>
        <text:list-item>
          <text:p text:style-name="P16">Changement dans le plan du document ;</text:p>
        </text:list-item>
      </text:list>
      <text:h text:style-name="Heading_20_2" text:outline-level="2"><text:bookmark-start text:name="__RefHeading__189_1863546303"/>Spécification fonctionnelle détaillée<text:bookmark-end text:name="__RefHeading__189_1863546303"/></text:h>
      <text:h text:style-name="Heading_20_2" text:outline-level="2"><text:bookmark-start text:name="__RefHeading__191_1863546303"/>Spécification fonctionnelle technique<text:bookmark-end text:name="__RefHeading__191_1863546303"/></text:h>
      <text:p text:style-name="Text_20_body"/>
      <text:h text:style-name="P17" text:outline-level="1"/>
      <text:h text:style-name="P18" text:outline-level="1"><text:bookmark-start text:name="__RefHeading__193_1863546303"/>Matrice de traçabilité<text:bookmark-end text:name="__RefHeading__193_1863546303"/></text:h>
      <text:p text:style-name="Text_20_body"/>
      <table:table table:name="MatriceDeTraçabilité" table:style-name="MatriceDeTraçabilité">
        <table:table-column table:style-name="MatriceDeTraçabilité.A" table:number-columns-repeated="2"/>
        <table:table-column table:style-name="MatriceDeTraçabilité.C"/>
        <table:table-column table:style-name="MatriceDeTraçabilité.D"/>
        <table:table-row table:style-name="MatriceDeTraçabilité.1">
          <table:table-cell table:style-name="MatriceDeTraçabilité.A1" office:value-type="float" office:value="0">
            <text:p text:style-name="P14">n°CDC</text:p>
          </table:table-cell>
          <table:table-cell table:style-name="MatriceDeTraçabilité.B1" office:value-type="float" office:value="0">
            <text:p text:style-name="P14">n°SFD</text:p>
          </table:table-cell>
          <table:table-cell table:style-name="MatriceDeTraçabilité.B1" office:value-type="float" office:value="0">
            <text:p text:style-name="P14">n°SFT</text:p>
          </table:table-cell>
          <table:table-cell table:style-name="MatriceDeTraçabilité.D1" office:value-type="float" office:value="0">
            <text:p text:style-name="P14">n°FT</text:p>
          </table:table-cell>
        </table:table-row>
        <table:table-row>
          <table:table-cell table:style-name="MatriceDeTraçabilité.A2" office:value-type="float" office:value="0">
            <text:p text:style-name="P13">B211</text:p>
          </table:table-cell>
          <table:table-cell table:style-name="MatriceDeTraçabilité.B2">
            <text:p text:style-name="P13"/>
          </table:table-cell>
          <table:table-cell table:style-name="MatriceDeTraçabilité.C2" office:value-type="string">
            <text:p text:style-name="P13">ST131, ST153</text:p>
          </table:table-cell>
          <table:table-cell table:style-name="MatriceDeTraçabilité.D2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12</text:p>
          </table:table-cell>
          <table:table-cell table:style-name="MatriceDeTraçabilité.B3">
            <text:p text:style-name="P13"/>
          </table:table-cell>
          <table:table-cell table:style-name="MatriceDeTraçabilité.C3" office:value-type="string">
            <text:p text:style-name="P13">ST132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13</text:p>
          </table:table-cell>
          <table:table-cell table:style-name="MatriceDeTraçabilité.B3">
            <text:p text:style-name="P13"/>
          </table:table-cell>
          <table:table-cell table:style-name="MatriceDeTraçabilité.C4" office:value-type="string">
            <text:p text:style-name="P13">ST132, ST153</text:p>
          </table:table-cell>
          <table:table-cell table:style-name="MatriceDeTraçabilité.D3">
            <text:p text:style-name="P13"/>
          </table:table-cell>
        </table:table-row>
        <table:table-row table:style-name="MatriceDeTraçabilité.5">
          <table:table-cell table:style-name="MatriceDeTraçabilité.A3" office:value-type="float" office:value="0">
            <text:p text:style-name="P13">B214</text:p>
          </table:table-cell>
          <table:table-cell table:style-name="MatriceDeTraçabilité.B3">
            <text:p text:style-name="P13"/>
          </table:table-cell>
          <table:table-cell table:style-name="MatriceDeTraçabilité.C5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15</text:p>
          </table:table-cell>
          <table:table-cell table:style-name="MatriceDeTraçabilité.B3">
            <text:p text:style-name="P13"/>
          </table:table-cell>
          <table:table-cell table:style-name="MatriceDeTraçabilité.C6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16</text:p>
          </table:table-cell>
          <table:table-cell table:style-name="MatriceDeTraçabilité.B3">
            <text:p text:style-name="P13"/>
          </table:table-cell>
          <table:table-cell table:style-name="MatriceDeTraçabilité.C7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17</text:p>
          </table:table-cell>
          <table:table-cell table:style-name="MatriceDeTraçabilité.B3">
            <text:p text:style-name="P13"/>
          </table:table-cell>
          <table:table-cell table:style-name="MatriceDeTraçabilité.C8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1</text:p>
          </table:table-cell>
          <table:table-cell table:style-name="MatriceDeTraçabilité.B3">
            <text:p text:style-name="P13"/>
          </table:table-cell>
          <table:table-cell table:style-name="MatriceDeTraçabilité.C9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2</text:p>
          </table:table-cell>
          <table:table-cell table:style-name="MatriceDeTraçabilité.B3">
            <text:p text:style-name="P13"/>
          </table:table-cell>
          <table:table-cell table:style-name="MatriceDeTraçabilité.C10" office:value-type="string">
            <text:p text:style-name="P13">ST132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3</text:p>
          </table:table-cell>
          <table:table-cell table:style-name="MatriceDeTraçabilité.B3">
            <text:p text:style-name="P13"/>
          </table:table-cell>
          <table:table-cell table:style-name="MatriceDeTraçabilité.C11" office:value-type="string">
            <text:p text:style-name="P13">ST133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4</text:p>
          </table:table-cell>
          <table:table-cell table:style-name="MatriceDeTraçabilité.B3">
            <text:p text:style-name="P13"/>
          </table:table-cell>
          <table:table-cell table:style-name="MatriceDeTraçabilité.C12" office:value-type="string">
            <text:p text:style-name="P13">ST132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5</text:p>
          </table:table-cell>
          <table:table-cell table:style-name="MatriceDeTraçabilité.B3">
            <text:p text:style-name="P13"/>
          </table:table-cell>
          <table:table-cell table:style-name="MatriceDeTraçabilité.C13" office:value-type="string">
            <text:p text:style-name="P13">ST131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6</text:p>
          </table:table-cell>
          <table:table-cell table:style-name="MatriceDeTraçabilité.B3">
            <text:p text:style-name="P13"/>
          </table:table-cell>
          <table:table-cell table:style-name="MatriceDeTraçabilité.C14" office:value-type="string">
            <text:p text:style-name="P13">ST132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27</text:p>
          </table:table-cell>
          <table:table-cell table:style-name="MatriceDeTraçabilité.B3">
            <text:p text:style-name="P13"/>
          </table:table-cell>
          <table:table-cell table:style-name="MatriceDeTraçabilité.C15" office:value-type="string">
            <text:p text:style-name="P13">ST131, ST141, ST142, ST153, ST152, ST151, ST154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1</text:p>
          </table:table-cell>
          <table:table-cell table:style-name="MatriceDeTraçabilité.B3">
            <text:p text:style-name="P13"/>
          </table:table-cell>
          <table:table-cell table:style-name="MatriceDeTraçabilité.C16" office:value-type="string">
            <text:p text:style-name="P13">ST152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2</text:p>
          </table:table-cell>
          <table:table-cell table:style-name="MatriceDeTraçabilité.B3">
            <text:p text:style-name="P13"/>
          </table:table-cell>
          <table:table-cell table:style-name="MatriceDeTraçabilité.C17" office:value-type="string">
            <text:p text:style-name="P13">ST152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3</text:p>
          </table:table-cell>
          <table:table-cell table:style-name="MatriceDeTraçabilité.B3">
            <text:p text:style-name="P13"/>
          </table:table-cell>
          <table:table-cell table:style-name="MatriceDeTraçabilité.C18" office:value-type="string">
            <text:p text:style-name="P13">ST152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4</text:p>
          </table:table-cell>
          <table:table-cell table:style-name="MatriceDeTraçabilité.B3">
            <text:p text:style-name="P13"/>
          </table:table-cell>
          <table:table-cell table:style-name="MatriceDeTraçabilité.C19" office:value-type="string">
            <text:p text:style-name="P13">ST153, ST152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5</text:p>
          </table:table-cell>
          <table:table-cell table:style-name="MatriceDeTraçabilité.B3">
            <text:p text:style-name="P13"/>
          </table:table-cell>
          <table:table-cell table:style-name="MatriceDeTraçabilité.C20" office:value-type="string">
            <text:p text:style-name="P13">ST152, ST153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6</text:p>
          </table:table-cell>
          <table:table-cell table:style-name="MatriceDeTraçabilité.B3">
            <text:p text:style-name="P13"/>
          </table:table-cell>
          <table:table-cell table:style-name="MatriceDeTraçabilité.C21" office:value-type="string">
            <text:p text:style-name="P13">ST152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7</text:p>
          </table:table-cell>
          <table:table-cell table:style-name="MatriceDeTraçabilité.B3">
            <text:p text:style-name="P13"/>
          </table:table-cell>
          <table:table-cell table:style-name="MatriceDeTraçabilité.C22" office:value-type="string">
            <text:p text:style-name="P13">ST152, ST151</text:p>
          </table:table-cell>
          <table:table-cell table:style-name="MatriceDeTraçabilité.D3">
            <text:p text:style-name="P13"/>
          </table:table-cell>
        </table:table-row>
        <table:table-row>
          <table:table-cell table:style-name="MatriceDeTraçabilité.A3" office:value-type="float" office:value="0">
            <text:p text:style-name="P13">B238</text:p>
          </table:table-cell>
          <table:table-cell table:style-name="MatriceDeTraçabilité.B3">
            <text:p text:style-name="P13"/>
          </table:table-cell>
          <table:table-cell table:style-name="MatriceDeTraçabilité.C23" office:value-type="string">
            <text:p text:style-name="P13">ST152, ST153</text:p>
          </table:table-cell>
          <table:table-cell table:style-name="MatriceDeTraçabilité.D3">
            <text:p text:style-name="P1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nux Libertine G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3465a4" style:font-name="Linux Libertine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background-color="transparent" fo:padding="0.0591in" fo:border-left="none" fo:border-right="none" fo:border-top="0.54pt solid #4c4c4c" fo:border-bottom="0.54pt solid #4c4c4c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666666" style:font-name="Linux Libertine G" style:font-size-asian="10.5pt"/>
    </style:style>
    <style:style style:name="Footer" style:family="paragraph" style:parent-style-name="Standard" style:class="extra">
      <style:paragraph-properties fo:padding="0.0591in" fo:border-left="none" fo:border-right="none" fo:border-top="0.54pt solid #4c4c4c" fo:border-bottom="0.54pt solid #4c4c4c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style:font-name="Linux Libertine G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Linux Libertine G1" fo:font-size="130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465a4" style:font-name="Linux Libertine G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465a4" style:font-name="Linux Libertine G1" fo:font-size="13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 fo:background-color="transparent" fo:padding="0.0193in" fo:border-left="none" fo:border-right="none" fo:border-top="0.06pt solid #000000" fo:border-bottom="0.06pt solid #000000" style:shadow="none">
        <style:tab-stops/>
        <style:background-image/>
      </style:paragraph-properties>
      <style:text-properties fo:font-style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Groupe 2<text:tab/>Jeu sérieux logistique<text:tab/>M2 SIRES</text:p>
      </style:header>
      <style:footer>
        <text:p text:style-name="Footer">Le 12/12/2013<text:tab/><text:tab/>Page <text:page-number text:select-page="current">4</text:page-number>/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0:35:49</meta:creation-date>
    <meta:generator>LibreOffice/3.5$Linux_X86_64 LibreOffice_project/350m1$Build-2</meta:generator>
    <dc:date>2014-01-09T17:31:27</dc:date>
    <meta:editing-duration>PT39M32S</meta:editing-duration>
    <meta:editing-cycles>12</meta:editing-cycles>
    <dc:creator>kadoc </dc:creator>
    <meta:document-statistic meta:table-count="1" meta:image-count="0" meta:object-count="0" meta:page-count="5" meta:paragraph-count="77" meta:word-count="255" meta:character-count="1623" meta:non-whitespace-character-count="1425"/>
  </office:meta>
</office:document-meta>
</file>